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/>
    </style:style>
    <style:style style:name="T2" style:parent-style-name="DefaultParagraphFont" style:family="text">
      <style:text-properties fo:language="en" fo:country="US" style:language-asian="en" style:country-asian="US"/>
    </style:style>
    <style:style style:family="graphic" style:name="a0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</office:automatic-styles>
  <office:body>
    <office:text text:use-soft-page-breaks="true">
      <text:p text:style-name="P1"><text:span text:style-name="T2"><draw:frame draw:z-index="3" draw:style-name="a0" draw:name="drawingObject1" text:anchor-type="paragraph" svg:x="0in" svg:y="0in" svg:width="15.30962in" svg:height="21.65218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5.309in" fo:page-height="21.652in" style:print-orientation="portrait" fo:margin-top="0.7868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ord</dc:creator>
    <meta:creation-date>2021-03-16T12:14:00Z</meta:creation-date>
    <dc:date>2021-03-16T12:14:00Z</dc: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